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templat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fo:font-size="24pt" fo:language="en" fo:country="GB" fo:font-weight="normal" style:font-size-asian="24pt" style:font-weight-asian="normal" style:font-size-complex="24pt" style:font-weight-complex="normal"/>
    </style:style>
    <style:style style:name="P2" style:family="paragraph" style:parent-style-name="Heading_20_1">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language="en" fo:country="GB" fo:font-weight="normal" style:font-weight-asian="normal" style:font-weight-complex="normal"/>
    </style:style>
    <style:style style:name="P5" style:family="paragraph" style:parent-style-name="Standard">
      <style:paragraph-properties fo:text-align="center" style:justify-single-word="false"/>
      <style:text-properties fo:language="en" fo:country="GB"/>
    </style:style>
    <style:style style:name="P6" style:family="paragraph" style:parent-style-name="Standard">
      <style:text-properties fo:language="en" fo:country="GB"/>
    </style:style>
    <style:style style:name="P7" style:family="paragraph" style:parent-style-name="Standard">
      <style:paragraph-properties fo:break-before="page"/>
      <style:text-properties fo:language="en" fo:country="GB"/>
    </style:style>
    <style:style style:name="P8" style:family="paragraph" style:parent-style-name="Contents_20_1">
      <style:paragraph-properties>
        <style:tab-stops>
          <style:tab-stop style:position="14cm" style:type="right" style:leader-style="dotted" style:leader-text="."/>
        </style:tab-stops>
      </style:paragraph-properties>
    </style:style>
    <style:style style:name="P9" style:family="paragraph" style:parent-style-name="Contents_20_2">
      <style:paragraph-properties>
        <style:tab-stops>
          <style:tab-stop style:position="13cm" style:type="right" style:leader-style="dotted" style:leader-text="."/>
        </style:tab-stops>
      </style:paragraph-properties>
    </style:style>
    <style:style style:name="P10" style:family="paragraph" style:parent-style-name="Contents_20_3">
      <style:paragraph-properties>
        <style:tab-stops>
          <style:tab-stop style:position="12cm" style:type="right" style:leader-style="dotted" style:leader-text="."/>
        </style:tab-stops>
      </style:paragraph-properties>
    </style:style>
    <style:style style:name="P11" style:family="paragraph" style:parent-style-name="Text_20_body">
      <style:paragraph-properties fo:text-align="start" style:justify-single-word="false"/>
      <style:text-properties fo:language="en" fo:country="GB"/>
    </style:style>
    <style:style style:name="P12" style:family="paragraph" style:parent-style-name="Heading_20_1">
      <style:paragraph-properties fo:break-before="page"/>
      <style:text-properties fo:language="en" fo:country="GB"/>
    </style:style>
    <style:style style:name="P13" style:family="paragraph" style:parent-style-name="Heading_20_2">
      <style:text-properties fo:language="en" fo:country="GB"/>
    </style:style>
    <style:style style:name="P14" style:family="paragraph" style:parent-style-name="Text_20_body">
      <style:text-properties fo:language="en" fo:country="GB"/>
    </style:style>
    <style:style style:name="P15" style:family="paragraph" style:parent-style-name="Text_20_body" style:list-style-name="L1">
      <style:text-properties fo:language="en" fo:country="GB"/>
    </style:style>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text-properties fo:language="en" fo:country="GB" fo:font-style="normal" fo:font-weight="bold" style:font-style-asian="normal" style:font-weight-asian="bold" style:font-style-complex="normal" style:font-weight-complex="bold"/>
    </style:style>
    <style:style style:name="P20" style:family="paragraph" style:parent-style-name="Text_20_body" style:list-style-name="L5"/>
    <style:style style:name="P21" style:family="paragraph" style:parent-style-name="Text_20_body" style:list-style-name="L5">
      <style:text-properties fo:language="en" fo:country="GB" fo:font-style="normal" fo:font-weight="normal" style:font-style-asian="normal" style:font-weight-asian="normal" style:font-style-complex="normal" style:font-weight-complex="normal"/>
    </style:style>
    <style:style style:name="P22" style:family="paragraph" style:parent-style-name="Text_20_body">
      <style:text-properties fo:language="en" fo:country="GB" fo:font-style="normal" fo:font-weight="normal" style:font-style-asian="normal" style:font-weight-asian="normal" style:font-style-complex="normal" style:font-weight-complex="normal"/>
    </style:style>
    <style:style style:name="P23" style:family="paragraph" style:parent-style-name="Heading_20_3">
      <style:text-properties fo:language="en" fo:country="GB"/>
    </style:style>
    <style:style style:name="P24" style:family="paragraph" style:parent-style-name="Standard" style:list-style-name="L6">
      <style:text-properties fo:language="en" fo:country="GB"/>
    </style:style>
    <style:style style:name="P25" style:family="paragraph" style:parent-style-name="Standard" style:list-style-name="L6"/>
    <style:style style:name="P26" style:family="paragraph" style:parent-style-name="Standard" style:list-style-name="L7">
      <style:text-properties fo:language="en" fo:country="GB"/>
    </style:style>
    <style:style style:name="P27" style:family="paragraph" style:parent-style-name="Standard" style:list-style-name="L8">
      <style:text-properties fo:language="en" fo:country="GB"/>
    </style:style>
    <style:style style:name="P28" style:family="paragraph" style:parent-style-name="Standard" style:list-style-name="L8"/>
    <style:style style:name="P29" style:family="paragraph" style:parent-style-name="Standard">
      <style:text-properties fo:language="en" fo:country="GB" fo:font-weight="bold" style:font-weight-asian="bold" style:font-weight-complex="bold"/>
    </style:style>
    <style:style style:name="P30" style:family="paragraph" style:parent-style-name="Standard">
      <style:text-properties fo:language="en" fo:country="GB" fo:font-weight="normal" style:font-weight-asian="normal" style:font-weight-complex="normal"/>
    </style:style>
    <style:style style:name="P31" style:family="paragraph" style:parent-style-name="Text_20_body">
      <style:text-properties fo:language="en" fo:country="GB" fo:font-weight="normal" style:font-weight-asian="normal" style:font-weight-complex="normal"/>
    </style:style>
    <style:style style:name="P32" style:family="paragraph" style:parent-style-name="Standard" style:list-style-name="L9">
      <style:text-properties fo:language="en" fo:country="GB"/>
    </style:style>
    <style:style style:name="P33" style:family="paragraph" style:parent-style-name="Standard" style:list-style-name="L9"/>
    <style:style style:name="P34" style:family="paragraph" style:parent-style-name="Standard" style:list-style-name="L10">
      <style:text-properties fo:language="en" fo:country="GB"/>
    </style:style>
    <style:style style:name="P35" style:family="paragraph" style:parent-style-name="Standard" style:list-style-name="L11">
      <style:text-properties fo:language="en" fo:country="GB"/>
    </style:style>
    <style:style style:name="P36" style:family="paragraph" style:parent-style-name="Standard" style:list-style-name="L11">
      <style:text-properties fo:language="en" fo:country="GB" fo:font-weight="normal" style:font-weight-asian="normal" style:font-weight-complex="normal"/>
    </style:style>
    <style:style style:name="T1" style:family="text">
      <style:text-properties officeooo:rsid="001d3ec5"/>
    </style:style>
    <style:style style:name="T2" style:family="text">
      <style:text-properties officeooo:rsid="0017d741"/>
    </style:style>
    <style:style style:name="T3" style:family="text">
      <style:text-properties fo:font-style="italic" style:font-style-asian="italic" style:font-style-complex="italic"/>
    </style:style>
    <style:style style:name="T4" style:family="text">
      <style:text-properties fo:language="en" fo:country="GB"/>
    </style:style>
    <style:style style:name="T5" style:family="text">
      <style:text-properties fo:language="en" fo:country="GB" officeooo:rsid="001ada1c"/>
    </style:style>
    <style:style style:name="T6" style:family="text">
      <style:text-properties fo:language="en" fo:country="GB" fo:font-style="italic" style:font-style-asian="italic" style:font-style-complex="italic"/>
    </style:style>
    <style:style style:name="T7" style:family="text">
      <style:text-properties fo:language="en" fo:country="GB" fo:font-style="normal" style:font-style-asian="normal" style:font-style-complex="normal"/>
    </style:style>
    <style:style style:name="T8" style:family="text">
      <style:text-properties fo:language="en" fo:country="GB" fo:font-style="normal" fo:font-weight="normal" style:font-style-asian="normal" style:font-weight-asian="normal" style:font-style-complex="normal" style:font-weight-complex="normal"/>
    </style:style>
    <style:style style:name="T9" style:family="text">
      <style:text-properties fo:language="en" fo:country="GB" fo:font-style="italic" fo:font-weight="normal" style:font-style-asian="italic" style:font-weight-asian="normal" style:font-style-complex="italic" style:font-weight-complex="normal"/>
    </style:style>
    <style:style style:name="T10" style:family="text">
      <style:text-properties fo:font-weight="bold" style:font-weight-asian="bold" style:font-weight-complex="bold"/>
    </style:style>
    <style:style style:name="T11" style:family="text">
      <style:text-properties fo:language="en" fo:country="GB"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h text:style-name="P2" text:outline-level="1"><text:bookmark-start text:name="__RefHeading___Toc1059_1524989403"/>Scenarios<text:bookmark-end text:name="__RefHeading___Toc1059_1524989403"/></text:h>
      <text:p text:style-name="P3">of the</text:p>
      <text:p text:style-name="P1">SimpleBB</text:p>
      <text:p text:style-name="P4"/>
      <text:p text:style-name="P4"/>
      <text:p text:style-name="P5"/>
      <text:p text:style-name="P5">Document version 0.0.<text:span text:style-name="T1">2</text:span><text:span text:style-name="T2">.</text:span></text:p>
      <text:p text:style-name="P6"/>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Contents_20_Heading">Table of Contents</text:p>
          </text:index-title>
          <text:p text:style-name="P8">Scenarios<text:tab/>1</text:p>
          <text:p text:style-name="P8">1. Access Control Module<text:tab/>3</text:p>
          <text:p text:style-name="P9">User registration<text:tab/>3</text:p>
          <text:p text:style-name="P10">Step I<text:tab/>3</text:p>
          <text:p text:style-name="P10">Step II<text:tab/>3</text:p>
          <text:p text:style-name="P10">Step III<text:tab/>3</text:p>
          <text:p text:style-name="P10">Step IV<text:tab/>3</text:p>
          <text:p text:style-name="P9">Logging in<text:tab/>4</text:p>
          <text:p text:style-name="P10">Step I<text:tab/>4</text:p>
          <text:p text:style-name="P10">Step II<text:tab/>4</text:p>
          <text:p text:style-name="P10">Step III<text:tab/>5</text:p>
          <text:p text:style-name="P9">Password changing<text:tab/>5</text:p>
          <text:p text:style-name="P10">Step I<text:tab/>5</text:p>
          <text:p text:style-name="P10">Step II<text:tab/>6</text:p>
          <text:p text:style-name="P9">E-mail address changing<text:tab/>6</text:p>
          <text:p text:style-name="P10">Step I<text:tab/>6</text:p>
          <text:p text:style-name="P10">Step II<text:tab/>7</text:p>
        </text:index-body>
      </text:table-of-content>
      <text:p text:style-name="P11"/>
      <text:h text:style-name="P12" text:outline-level="1"><text:bookmark-start text:name="__RefHeading___Toc1061_1524989403"/>1. Access Control Module<text:bookmark-end text:name="__RefHeading___Toc1061_1524989403"/></text:h>
      <text:p text:style-name="P6">Every user of a forum starts using the system with registration which is briefly described below.</text:p>
      <text:h text:style-name="P13" text:outline-level="2"><text:bookmark-start text:name="__RefHeading___Toc1063_1524989403"/>User registration<text:bookmark-end text:name="__RefHeading___Toc1063_1524989403"/></text:h>
      <text:p text:style-name="P14">The process of user registration consists of several steps. Some of the steps can be skipped if related system settings are disabled. The full list of steps of the process is described below.</text:p>
      <text:h text:style-name="Heading_20_3" text:outline-level="3"><text:bookmark-start text:name="__RefHeading___Toc1065_1524989403"/>Step I<text:bookmark-end text:name="__RefHeading___Toc1065_1524989403"/></text:h>
      <text:list text:style-name="L1">
        <text:list-item>
          <text:p text:style-name="P15">A client tells the system that it wants to register itself – <text:span text:style-name="T3">RegisterUser</text:span> function of the ACM.</text:p>
        </text:list-item>
        <text:list-item>
          <text:p text:style-name="P15">ACM adds a new user to a list of pre-registered users if the specified e-mail address is not already used in the system. <text:span text:style-name="T3">PreRegTime</text:span> and <text:span text:style-name="T3">Email</text:span> parameters of a user are set.</text:p>
        </text:list-item>
        <text:list-item>
          <text:p text:style-name="P15">ACM sends an e-mail message to the specified e-mail address containing a verification code with the link, which the client should visit. <text:span text:style-name="T3">VerificationCode</text:span> parameter of a user is set.</text:p>
        </text:list-item>
      </text:list>
      <text:h text:style-name="Heading_20_3" text:outline-level="3"><text:bookmark-start text:name="__RefHeading___Toc1067_1524989403"/>Step II<text:bookmark-end text:name="__RefHeading___Toc1067_1524989403"/></text:h>
      <text:list text:style-name="L2">
        <text:list-item>
          <text:p text:style-name="P16"><text:span text:style-name="T4">A client approves </text:span><text:span text:style-name="T5">its </text:span><text:span text:style-name="T4">e-mail address </text:span><text:span text:style-name="T5">with a verification code </text:span><text:span text:style-name="T4">– </text:span><text:span text:style-name="T6">RegisterUser</text:span><text:span text:style-name="T4"> function of the ACM. ACM marks the user's e-mail address as verified – </text:span><text:span text:style-name="T6">IsEmailApproved</text:span><text:span text:style-name="T4"> parameter of a user is set. If a client sends a wrong verification code, this means, it is trying to hack it and we must delete this user from the list of pre-registered users.</text:span></text:p>
        </text:list-item>
      </text:list>
      <text:h text:style-name="Heading_20_3" text:outline-level="3"><text:bookmark-start text:name="__RefHeading___Toc1069_1524989403"/>Step III<text:bookmark-end text:name="__RefHeading___Toc1069_1524989403"/></text:h>
      <text:list xml:id="list3472890922" text:style-name="L3">
        <text:list-item>
          <text:p text:style-name="P17"><text:span text:style-name="T4">The system asks the user for other parameters – </text:span><text:span text:style-name="T6">Name</text:span><text:span text:style-name="T4">, </text:span><text:span text:style-name="T6">Password</text:span><text:span text:style-name="T4">, etc. – </text:span><text:span text:style-name="T6">RegisterUser </text:span><text:span text:style-name="T4">function of the ACM. ACM sets </text:span><text:span text:style-name="T6">Name</text:span><text:span text:style-name="T4"> and </text:span><text:span text:style-name="T6">Password</text:span><text:span text:style-name="T4"> parameters of a user.</text:span></text:p>
        </text:list-item>
      </text:list>
      <text:h text:style-name="Heading_20_3" text:outline-level="3"><text:bookmark-start text:name="__RefHeading___Toc1071_1524989403"/>Step IV<text:bookmark-end text:name="__RefHeading___Toc1071_1524989403"/></text:h>
      <text:list text:style-name="L4">
        <text:list-item>
          <text:p text:style-name="P18"><text:span text:style-name="T4">Administrator manually approves the user if needed – </text:span><text:span text:style-name="T6">ApproveAndRegisterUser</text:span><text:span text:style-name="T4"> function of the ACM. This behaviour is configurable. </text:span><text:span text:style-name="T6">IsApproved</text:span><text:span text:style-name="T4"> and </text:span><text:span text:style-name="T6">ApprovalTime</text:span><text:span text:style-name="T4"> parameters of a user are set.</text:span></text:p>
        </text:list-item>
      </text:list>
      <text:list text:continue-list="list3472890922" text:style-name="L3">
        <text:list-item>
          <text:p text:style-name="P17"><text:span text:style-name="T4">A user becomes registered – it is deleted from the list of pre-registered users and is added into the list of registered users. User's </text:span><text:span text:style-name="T6">CanLogIn</text:span><text:span text:style-name="T4"> property becomes </text:span><text:span text:style-name="T6">True</text:span><text:span text:style-name="T7"> and </text:span><text:span text:style-name="T6">RegTime</text:span><text:span text:style-name="T7"> parameter is set. User also becomes a reader – </text:span><text:span text:style-name="T6">IsReader</text:span><text:span text:style-name="T7"> property is set. The </text:span><text:span text:style-name="T6">Id</text:span><text:span text:style-name="T7"> property of a user is automatically assigned by the system.</text:span></text:p>
        </text:list-item>
      </text:list>
      <text:p text:style-name="P19">Notes</text:p>
      <text:list text:style-name="L5">
        <text:list-item>
          <text:p text:style-name="P20"><text:span text:style-name="T8">Users who have not verified their e-mail address for a set period of time (since the time set in the </text:span><text:span text:style-name="T9">PreRegTime</text:span><text:span text:style-name="T8"> property) are deleted from the list of pre-registered users. A dedicated mechanism of the system periodically reads the list of pre-registered users and searches for such abandoned records.</text:span></text:p>
        </text:list-item>
        <text:list-item>
          <text:p text:style-name="P21">All the incidents are registered in an Incidents Table. Examples of incident types: duplicate registration using an existing e-mail address, etc.</text:p>
        </text:list-item>
        <text:list-item>
          <text:p text:style-name="P21">Each step should break if a client is already logged in.</text:p>
        </text:list-item>
      </text:list>
      <text:p text:style-name="P22">To gain access to the system after registration a user must log into the system. </text:p>
      <text:h text:style-name="P13" text:outline-level="2"><text:bookmark-start text:name="__RefHeading___Toc1073_1524989403"/><text:soft-page-break/>Logging in<text:bookmark-end text:name="__RefHeading___Toc1073_1524989403"/></text:h>
      <text:p text:style-name="P14">Logging into the system consists of several steps. In the first step the client provides no authentication data and instead receives authentication data from the system. In the second step the client combines its authentication data with the authentication data obtained from the system in the first step. The combined data is provided to the system. The third step is used to verify a client by an e-mail message and is the simplest kind of a two factor authentication (2FA).</text:p>
      <text:h text:style-name="P23" text:outline-level="3"><text:bookmark-start text:name="__RefHeading___Toc1075_1524989403"/>Step I<text:bookmark-end text:name="__RefHeading___Toc1075_1524989403"/></text:h>
      <text:list text:style-name="L6">
        <text:list-item>
          <text:p text:style-name="P24">A client sends a log-in request, i.e. calls the <text:span text:style-name="T3">LogUserIn</text:span> method <text:span text:style-name="T10">without</text:span> authentication data.</text:p>
        </text:list-item>
        <text:list-item>
          <text:p text:style-name="P24">If the user's <text:span text:style-name="T3">CanLogIn</text:span> property is not <text:span text:style-name="T3">True</text:span>, the sequence breaks.</text:p>
        </text:list-item>
        <text:list-item>
          <text:p text:style-name="P24">The module checks if there are any started normal sessions and created preliminary sessions for the user. All abandoned preliminary sessions are removed.</text:p>
        </text:list-item>
        <text:list-item>
          <text:p text:style-name="P24">If an already started session exists or a created preliminary session exists:</text:p>
          <text:list>
            <text:list-header>
              <text:p text:style-name="P24">4.1. The user's <text:span text:style-name="T3">LastBadLogInTime</text:span> parameter is updated.<text:line-break/>4.2. The client's <text:span text:style-name="T3">IP </text:span>address is marked as a bad boy*.<text:line-break/>4.3. The client gets an appropriate response and the sequence breaks.</text:p>
            </text:list-header>
          </text:list>
        </text:list-item>
        <text:list-item>
          <text:p text:style-name="P24">The module creates a random binary data, <text:span text:style-name="T3">AuthDataBytes</text:span> field, used for the authentication.</text:p>
        </text:list-item>
        <text:list-item>
          <text:p text:style-name="P24">If user's <text:span text:style-name="T3">LastBadLogInTime</text:span> is set and <text:span text:style-name="T3">Now</text:span> &lt; (<text:span text:style-name="T3">LastBadLogInTime</text:span> + <text:span text:style-name="T3">LogInTryTimeout</text:span>), then a captcha is created by the Captcha Module.</text:p>
        </text:list-item>
        <text:list-item>
          <text:p text:style-name="P25"><text:span text:style-name="T4">A preliminary session is created with </text:span><text:span text:style-name="T6">AuthDataBytes</text:span><text:span text:style-name="T4"> and optionally </text:span><text:span text:style-name="T6">CaptchaId</text:span><text:span text:style-name="T4"> fields set. Client's </text:span><text:span text:style-name="T6">IP </text:span><text:span text:style-name="T4">address is saved in the preliminary session for further checks too. While in the modern world several computers can have the same </text:span><text:span text:style-name="T6">IP </text:span><text:span text:style-name="T4">address, the sole </text:span><text:span text:style-name="T6">IP </text:span><text:span text:style-name="T4">address is not enough to protect the preliminary session from being hi-jacked. To prevent hi-jacking of a preliminary session, a unique random </text:span><text:span text:style-name="T6">RequestId</text:span><text:span text:style-name="T4"> is created for a user trying to log in.</text:span></text:p>
        </text:list-item>
        <text:list-item>
          <text:p text:style-name="P25"><text:span text:style-name="T4">The module responds to the client with </text:span><text:span text:style-name="T6">AuthDataBytes</text:span><text:span text:style-name="T4"> and optional </text:span><text:span text:style-name="T6">CaptchaId</text:span><text:span text:style-name="T4">.</text:span></text:p>
        </text:list-item>
      </text:list>
      <text:h text:style-name="P23" text:outline-level="3"><text:bookmark-start text:name="__RefHeading___Toc1077_1524989403"/>Step II<text:bookmark-end text:name="__RefHeading___Toc1077_1524989403"/></text:h>
      <text:list text:style-name="L7">
        <text:list-item>
          <text:p text:style-name="P26">The client sends a second log-in request <text:span text:style-name="T10">providing</text:span> the required authentication data.</text:p>
        </text:list-item>
        <text:list-item>
          <text:p text:style-name="P26">If the user's <text:span text:style-name="T3">CanLogIn</text:span> property is not <text:span text:style-name="T3">True</text:span>, the sequence breaks.</text:p>
        </text:list-item>
        <text:list-item>
          <text:p text:style-name="P26">The module checks if there are any started normal sessions and created preliminary sessions for the user. All abandoned preliminary sessions are removed.</text:p>
        </text:list-item>
        <text:list-item>
          <text:p text:style-name="P26">If an already started session exists or <text:span text:style-name="T10">no</text:span> preliminary session is found or a preliminary session is found but an <text:span text:style-name="T3">IP </text:span>address of the client and <text:span text:style-name="T3">RequestId</text:span> do not match then:</text:p>
          <text:list>
            <text:list-header>
              <text:p text:style-name="P26">4.1. The user's <text:span text:style-name="T3">LastBadLogInTime</text:span> parameter is updated.<text:line-break/>4.2. The client's <text:span text:style-name="T3">IP </text:span>address is marked as a bad boy*.<text:line-break/>4.3. The client gets an appropriate response and the sequence breaks.</text:p>
            </text:list-header>
          </text:list>
        </text:list-item>
        <text:list-item>
          <text:p text:style-name="P26">The module checks authentication data based on <text:span text:style-name="T3">AuthDataBytes</text:span> with optional <text:span text:style-name="T3">CaptchaId</text:span>. </text:p>
        </text:list-item>
        <text:list-item>
          <text:p text:style-name="P26">If authentication data is correct:</text:p>
          <text:list>
            <text:list-header>
              <text:p text:style-name="P26">6.1. Preliminary session is marked with required flags.</text:p>
              <text:p text:style-name="P26">6.2. A new unique random <text:span text:style-name="T3">RequestId</text:span> is created, stored and prepared to be sent to user.</text:p>
              <text:p text:style-name="P26">6.2. Verification data is created, sent to the world and stored in the preliminary session.<text:line-break/>6.3. The client is redirected to a next step and the sequence breaks.</text:p>
            </text:list-header>
          </text:list>
        </text:list-item>
        <text:list-item>
          <text:p text:style-name="P26">If authentication data is wrong:</text:p>
          <text:list>
            <text:list-header>
              <text:p text:style-name="P26">7.1. The module updates user's <text:span text:style-name="T3">LastBadLogInTime</text:span> parameter.<text:line-break/>7.2. The preliminary session is deleted.<text:line-break/>7.3. Client's <text:span text:style-name="T3">IP </text:span>address is marked as a bad boy*.<text:line-break/>7.4. The client gets an appropriate response and the sequence breaks.</text:p>
            </text:list-header>
          </text:list>
        </text:list-item>
      </text:list>
      <text:h text:style-name="P23" text:outline-level="3"><text:bookmark-start text:name="__RefHeading___Toc1079_1524989403"/><text:soft-page-break/>Step III<text:bookmark-end text:name="__RefHeading___Toc1079_1524989403"/></text:h>
      <text:list text:style-name="L8">
        <text:list-item>
          <text:p text:style-name="P27">The client sends a third log-in request providing the required verification data.</text:p>
        </text:list-item>
        <text:list-item>
          <text:p text:style-name="P28"><text:span text:style-name="T4">If the user's </text:span><text:span text:style-name="T6">CanLogIn</text:span><text:span text:style-name="T4"> property is not </text:span><text:span text:style-name="T6">True</text:span><text:span text:style-name="T4">, the sequence breaks.</text:span></text:p>
        </text:list-item>
        <text:list-item>
          <text:p text:style-name="P27">The module checks if there are any started normal sessions and created preliminary sessions for the user. All abandoned preliminary sessions are removed.</text:p>
        </text:list-item>
        <text:list-item>
          <text:p text:style-name="P28"><text:span text:style-name="T4">If an already started session exists or </text:span><text:span text:style-name="T11">no</text:span><text:span text:style-name="T4"> preliminary session is found or a preliminary session is found but an </text:span><text:span text:style-name="T6">IP </text:span><text:span text:style-name="T4">address of the client and </text:span><text:span text:style-name="T6">RequestId</text:span><text:span text:style-name="T4"> do not match then:<text:line-break/>4.1. The user's </text:span><text:span text:style-name="T6">LastBadLogInTime</text:span><text:span text:style-name="T4"> parameter is updated.<text:line-break/>4.2. The client's </text:span><text:span text:style-name="T6">IP </text:span><text:span text:style-name="T4">address is marked as a bad boy*.<text:line-break/>4.3. The client gets an appropriate response and the sequence breaks.</text:span></text:p>
        </text:list-item>
        <text:list-item>
          <text:p text:style-name="P28"><text:span text:style-name="T4">Server verifies the provided data, </text:span><text:span text:style-name="T6">RequestId</text:span><text:span text:style-name="T4"> and client's </text:span><text:span text:style-name="T6">IP </text:span><text:span text:style-name="T4">address.</text:span></text:p>
        </text:list-item>
        <text:list-item>
          <text:p text:style-name="P27">If verification fails:</text:p>
          <text:p text:style-name="P28"><text:span text:style-name="T4">6.1. The preliminary session is deleted.<text:line-break/>6.2. User's </text:span><text:span text:style-name="T6">LastBadLogInTime</text:span><text:span text:style-name="T4"> parameter is updated.</text:span></text:p>
          <text:p text:style-name="P27">6.3. Client's <text:span text:style-name="T3">IP </text:span>address is marked as a bad boy*.<text:line-break/>6.4. The client gets the response and the sequence breaks.</text:p>
        </text:list-item>
        <text:list-item>
          <text:p text:style-name="P27">When verification succeeds:<text:line-break/>7.1. Preliminary session is deleted.<text:line-break/>7.2. A new session is created.<text:line-break/>7.3. The client gets the response and the sequence breaks.</text:p>
        </text:list-item>
      </text:list>
      <text:p text:style-name="P6"/>
      <text:p text:style-name="P29">Notes</text:p>
      <text:p text:style-name="P29"/>
      <text:p text:style-name="P30">[*] – Each unsuccessful log-in attempt is registered in the Incidents Table and is associated with a specific type of incident, e.g. an attempt to log in when a user is already logged in, etc. Suspicious attempts are filtered out and their <text:span text:style-name="T3">IP </text:span>addresses are blocked for a period of time. Blocking is performed on a Gateway Module level.</text:p>
      <text:p text:style-name="P30"/>
      <text:p text:style-name="P30">Each step should break if a client is already logged in.</text:p>
      <text:p text:style-name="P30"/>
      <text:h text:style-name="P13" text:outline-level="2"><text:bookmark-start text:name="__RefHeading___Toc1081_1524989403"/>Password changing<text:bookmark-end text:name="__RefHeading___Toc1081_1524989403"/></text:h>
      <text:p text:style-name="P31">The process of password change consists of two steps.</text:p>
      <text:h text:style-name="P23" text:outline-level="3"><text:bookmark-start text:name="__RefHeading___Toc1083_1524989403"/>Step I<text:bookmark-end text:name="__RefHeading___Toc1083_1524989403"/></text:h>
      <text:list xml:id="list886324455" text:style-name="L9">
        <text:list-item>
          <text:p text:style-name="P32">A client sends a request to change a password with the new password value.</text:p>
        </text:list-item>
        <text:list-item>
          <text:p text:style-name="P32">The module checks if there are any other requests to change a password started by this user. N.B.: all abandoned password change requests are automatically periodically removed by the scheduler.</text:p>
        </text:list-item>
        <text:list-item>
          <text:p text:style-name="P32">If an already started password change request by this user exists:</text:p>
          <text:p text:style-name="P33">3.1. The user's <text:span text:style-name="T3">LastBadActionTime</text:span> parameter is updated.<text:line-break/>3.2. The client's <text:span text:style-name="T3">IP</text:span> address is marked as a bad boy*.<text:line-break/>3.3. The client gets an appropriate response and the sequence breaks.</text:p>
        </text:list-item>
        <text:list-item>
          <text:p text:style-name="P33"><text:span text:style-name="T4">The module creates a random binary data, </text:span><text:span text:style-name="T6">AuthDataBytes</text:span><text:span text:style-name="T4"> field, used for the authentication.</text:span></text:p>
        </text:list-item>
        <text:list-item>
          <text:p text:style-name="P33"><text:span text:style-name="T4">The module creates a </text:span><text:span text:style-name="T6">VerificationCode</text:span><text:span text:style-name="T4"> and sends it in an e-mail message to the user.</text:span></text:p>
        </text:list-item>
        <text:list-item>
          <text:p text:style-name="P33"><text:span text:style-name="T4">If user's </text:span><text:span text:style-name="T6">LastBadActionTime</text:span><text:span text:style-name="T4"> is set and </text:span><text:span text:style-name="T6">Now</text:span><text:span text:style-name="T4"> &lt; (</text:span><text:span text:style-name="T6">LastBadActionTime</text:span><text:span text:style-name="T4"> + </text:span><text:span text:style-name="T6">ActionTryTimeout</text:span><text:span text:style-name="T4">), then a captcha is created by the Captcha Module.</text:span></text:p>
        </text:list-item>
        <text:list-item>
          <text:p text:style-name="P33"><text:span text:style-name="T4">A password change record is created with </text:span><text:span text:style-name="T6">AuthDataBytes, VerificationCode</text:span><text:span text:style-name="T4"> and optional </text:span><text:soft-page-break/><text:span text:style-name="T6">CaptchaId</text:span><text:span text:style-name="T4"> fields set. Client's </text:span><text:span text:style-name="T6">IP</text:span><text:span text:style-name="T4"> address is saved in this record for further checks too. To prevent hi-jacking of the process, a unique random </text:span><text:span text:style-name="T6">RequestId</text:span><text:span text:style-name="T4"> is created for the user's request.</text:span></text:p>
        </text:list-item>
        <text:list-item>
          <text:p text:style-name="P33"><text:span text:style-name="T4">The module responds to the client with </text:span><text:span text:style-name="T6">AuthDataBytes,</text:span><text:span text:style-name="T4"> and optional </text:span><text:span text:style-name="T6">CaptchaId</text:span><text:span text:style-name="T4">.</text:span></text:p>
        </text:list-item>
      </text:list>
      <text:p text:style-name="Standard"/>
      <text:h text:style-name="P23" text:outline-level="3"><text:bookmark-start text:name="__RefHeading___Toc1085_1524989403"/>Step II<text:bookmark-end text:name="__RefHeading___Toc1085_1524989403"/></text:h>
      <text:list text:style-name="L10">
        <text:list-item>
          <text:p text:style-name="P34">The client sends required data.</text:p>
        </text:list-item>
        <text:list-item>
          <text:p text:style-name="P34">The module checks if there are any other requests to change a password started by this user. N.B.: all abandoned password change requests are automatically periodically removed by the scheduler.</text:p>
        </text:list-item>
        <text:list-item>
          <text:p text:style-name="P34">If client's <text:span text:style-name="T3">IP </text:span>address or <text:span text:style-name="T3">RequestId</text:span> do not match, then:</text:p>
        </text:list-item>
      </text:list>
      <text:p text:style-name="P6"><text:tab/>3.1. The user's <text:span text:style-name="T3">LastBadActionTime</text:span> parameter is updated.<text:line-break/><text:tab/>3.2. The client's <text:span text:style-name="T3">IP</text:span> address is marked as a bad boy*.<text:line-break/><text:tab/>3.3. The client gets an appropriate response and the sequence breaks.</text:p>
      <text:list text:continue-numbering="true" text:style-name="L10">
        <text:list-item>
          <text:p text:style-name="P34">The module checks data provided by the client. If data is wrong:</text:p>
          <text:list>
            <text:list-header>
              <text:p text:style-name="P34">4.1. The password change request is deleted.<text:line-break/>4.2. The user's <text:span text:style-name="T3">LastBadActionTime</text:span> parameter is updated.<text:line-break/>4.3. The client's <text:span text:style-name="T3">IP</text:span> address is marked as a bad boy*.<text:line-break/>4.4. The client gets an appropriate response and the sequence breaks.</text:p>
            </text:list-header>
          </text:list>
        </text:list-item>
      </text:list>
      <text:p text:style-name="P6"/>
      <text:p text:style-name="P29">Notes</text:p>
      <text:p text:style-name="P6"/>
      <text:p text:style-name="P6">[*] – Each unsuccessful password change attempt is registered in the Incidents Table.</text:p>
      <text:h text:style-name="P13" text:outline-level="2"><text:bookmark-start text:name="__RefHeading___Toc1087_1524989403"/>E-mail address changing<text:bookmark-end text:name="__RefHeading___Toc1087_1524989403"/></text:h>
      <text:p text:style-name="P31">The process of e-mail address change consists of two steps.</text:p>
      <text:h text:style-name="P23" text:outline-level="3"><text:bookmark-start text:name="__RefHeading___Toc1089_1524989403"/>Step I<text:bookmark-end text:name="__RefHeading___Toc1089_1524989403"/></text:h>
      <text:list text:continue-list="list886324455" text:style-name="L9">
        <text:list-item text:start-value="1">
          <text:p text:style-name="P32">A client sends a request to change an e-mail address with the new address value.</text:p>
        </text:list-item>
        <text:list-item>
          <text:p text:style-name="P32">The module checks if there are any other requests to change an e-mail address started by this user. N.B.: all abandoned e-mail address change requests are automatically periodically removed by the scheduler.</text:p>
        </text:list-item>
        <text:list-item>
          <text:p text:style-name="P32">If an already started e-mail address change request by this user exists:</text:p>
          <text:p text:style-name="P33">3.1. The user's <text:span text:style-name="T3">LastBadActionTime</text:span> parameter is updated.<text:line-break/>3.2. The client's <text:span text:style-name="T3">IP</text:span> address is marked as a bad boy*.<text:line-break/>3.3. The client gets an appropriate response and the sequence breaks.</text:p>
        </text:list-item>
        <text:list-item>
          <text:p text:style-name="P33"><text:span text:style-name="T4">The module creates a random binary data, </text:span><text:span text:style-name="T6">AuthDataBytes</text:span><text:span text:style-name="T4"> field, used for the authentication.</text:span></text:p>
        </text:list-item>
        <text:list-item>
          <text:p text:style-name="P33"><text:span text:style-name="T4">The module creates two </text:span><text:span text:style-name="T6">VerificationCodes </text:span><text:span text:style-name="T7">– one for the</text:span><text:span text:style-name="T4"> old address and one for the new address – and sends them in e-mail messages to the user.</text:span></text:p>
        </text:list-item>
        <text:list-item>
          <text:p text:style-name="P33"><text:span text:style-name="T4">If user's </text:span><text:span text:style-name="T6">LastBadActionTime</text:span><text:span text:style-name="T4"> is set and </text:span><text:span text:style-name="T6">Now</text:span><text:span text:style-name="T4"> &lt; (</text:span><text:span text:style-name="T6">LastBadActionTime</text:span><text:span text:style-name="T4"> + </text:span><text:span text:style-name="T6">ActionTryTimeout</text:span><text:span text:style-name="T4">), then a captcha is created by the Captcha Module.</text:span></text:p>
        </text:list-item>
        <text:list-item>
          <text:p text:style-name="P33"><text:span text:style-name="T4">An e-mail address change record is created with </text:span><text:span text:style-name="T6">AuthDataBytes, VerificationCodes</text:span><text:span text:style-name="T4"> and optional </text:span><text:span text:style-name="T6">CaptchaId</text:span><text:span text:style-name="T4"> fields set. Client's </text:span><text:span text:style-name="T6">IP</text:span><text:span text:style-name="T4"> address is saved in this record for further checks too. To prevent hi-jacking of the process, a unique random </text:span><text:span text:style-name="T6">RequestId</text:span><text:span text:style-name="T4"> is created for the user's request.</text:span></text:p>
        </text:list-item>
        <text:list-item>
          <text:p text:style-name="P33"><text:span text:style-name="T4">The module responds to the client with </text:span><text:span text:style-name="T6">AuthDataBytes,</text:span><text:span text:style-name="T4"> and optional </text:span><text:span text:style-name="T6">CaptchaId</text:span><text:span text:style-name="T4">.</text:span></text:p>
        </text:list-item>
      </text:list>
      <text:p text:style-name="Standard"/>
      <text:h text:style-name="P23" text:outline-level="3"><text:bookmark-start text:name="__RefHeading___Toc1091_1524989403"/><text:soft-page-break/>Step II<text:bookmark-end text:name="__RefHeading___Toc1091_1524989403"/></text:h>
      <text:list text:style-name="L11">
        <text:list-item>
          <text:p text:style-name="P35">The client sends required data.</text:p>
        </text:list-item>
        <text:list-item>
          <text:p text:style-name="P35">The module checks if there are any other requests to change an e-mail address started by this user. N.B.: all abandoned e-mail address change requests are automatically periodically removed by the scheduler.</text:p>
        </text:list-item>
        <text:list-item>
          <text:p text:style-name="P35">If client's <text:span text:style-name="T3">IP </text:span>address or <text:span text:style-name="T3">RequestId</text:span> do not match, then:</text:p>
        </text:list-item>
      </text:list>
      <text:p text:style-name="P6"><text:tab/>3.1. The user's <text:span text:style-name="T3">LastBadActionTime</text:span> parameter is updated.<text:line-break/><text:tab/>3.2. The client's <text:span text:style-name="T3">IP</text:span> address is marked as a bad boy*.<text:line-break/><text:tab/>3.3. The client gets an appropriate response and the sequence breaks.</text:p>
      <text:list text:continue-numbering="true" text:style-name="L11">
        <text:list-item>
          <text:p text:style-name="P35">The module checks data provided by the client. If data is wrong:</text:p>
          <text:list>
            <text:list-header>
              <text:p text:style-name="P36">4.1. The e-mail address change request is deleted.<text:line-break/>4.2. The user's <text:span text:style-name="T3">LastBadActionTime</text:span> parameter is updated.<text:line-break/>4.3. The client's <text:span text:style-name="T3">IP</text:span> address is marked as a bad boy*.<text:line-break/>4.4. The client gets an appropriate response and the sequence breaks.</text:p>
            </text:list-header>
          </text:list>
        </text:list-item>
      </text:list>
      <text:p text:style-name="P30"/>
      <text:p text:style-name="P29">Notes</text:p>
      <text:p text:style-name="P30"/>
      <text:p text:style-name="P30">[*] – Each unsuccessful e-mail address change attempt is registered in the Incidents Table.</text:p>
      <text:p text:style-name="P3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fo:hyphenation-keep="auto" loext:hyphenation-keep-type="column" style:text-autospace="ideograph-alpha" style:punctuation-wrap="hanging" style:line-break="strict" style:tab-stop-distance="1.245cm" style:writing-mode="page"/>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color="#0000ff" loext:opacity="10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3cm" fo:margin-right="3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4.001cm" fo:margin-right="3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5.001cm" fo:margin-right="3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User_20_Role" style:display-name="User Role" style:family="text">
      <style:text-properties fo:color="#0066ff" loext:opacity="100%" fo:font-style="italic"/>
    </style:style>
    <style:style style:name="Yes" style:family="text">
      <style:text-properties fo:color="#009900" loext:opacity="100%" fo:font-weight="bold"/>
    </style:style>
    <style:style style:name="No" style:family="text">
      <style:text-properties fo:color="#ff0000" loext:opacity="100%" fo:font-weight="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cfe7f5"/>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Scenarios of the SimpleBB. Page <text:page-number text:select-page="current">7</text:page-number><text:s/>of <text:page-count>7</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4T15:22:56.52</meta:creation-date>
    <meta:editing-duration>P0D</meta:editing-duration>
    <meta:editing-cycles>1</meta:editing-cycles>
    <meta:generator>LibreOffice/24.8.0.3$Windows_X86_64 LibreOffice_project/0bdf1299c94fe897b119f97f3c613e9dca6be583</meta:generator>
    <meta:document-statistic meta:table-count="0" meta:image-count="0" meta:object-count="0" meta:page-count="7" meta:paragraph-count="123" meta:word-count="1968" meta:character-count="11751" meta:non-whitespace-character-count="9941"/>
    <meta:user-defined meta:name="Info 1"/>
    <meta:user-defined meta:name="Info 2"/>
    <meta:user-defined meta:name="Info 3"/>
    <meta:user-defined meta:name="Info 4"/>
    <meta:template xlink:type="simple" xlink:actuate="onRequest" xlink:title="Default Page" xlink:href="../../../../OpenOffice/4/user/template/Default%20Page.ott" meta:date="2023-07-13T16:58:34.750000000"/>
  </office:meta>
</office:document-meta>
</file>